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635" officeooo:paragraph-rsid="0019c6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o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24:20.697069019</meta:creation-date>
    <dc:date>2018-11-15T11:24:41.114025819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1.2.1$Linux_X86_64 LibreOffice_project/10$Build-1</meta:generator>
  </office:meta>
</office:document-meta>
</file>